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bold" officeooo:rsid="00104c55" officeooo:paragraph-rsid="00104c55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officeooo:rsid="00104c55" officeooo:paragraph-rsid="00104c5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a9ad" officeooo:paragraph-rsid="0010a9a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0a9ad" officeooo:paragraph-rsid="0010a9a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7492" officeooo:paragraph-rsid="0011749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9328" officeooo:paragraph-rsid="00129328" style:font-size-asian="16pt" style:font-weight-asian="bold" style:font-size-complex="16pt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9328" officeooo:paragraph-rsid="0012932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0a9ad" officeooo:paragraph-rsid="0010a9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officeooo:rsid="00104c55" officeooo:paragraph-rsid="00104c55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36pt" officeooo:rsid="00104c55" officeooo:paragraph-rsid="00104c55" style:font-size-asian="36pt" style:font-size-complex="36pt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104c55" officeooo:paragraph-rsid="00104c55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officeooo:rsid="0010a9ad" officeooo:paragraph-rsid="0010a9ad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0a9ad" officeooo:paragraph-rsid="00117492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04c55" officeooo:paragraph-rsid="00104c55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104c55" officeooo:paragraph-rsid="0010a9ad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17492" officeooo:paragraph-rsid="00129328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17492" officeooo:paragraph-rsid="00117492" style:font-size-asian="15pt" style:font-weight-asian="normal" style:font-size-complex="15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normal" officeooo:rsid="00117492" officeooo:paragraph-rsid="00117492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9328" officeooo:paragraph-rsid="00129328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129328" officeooo:paragraph-rsid="00129328" style:font-size-asian="15pt" style:font-weight-asian="normal" style:font-size-complex="15pt" style:font-weight-complex="normal"/>
    </style:style>
    <style:style style:name="T1" style:family="text">
      <style:text-properties officeooo:rsid="0010a9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7492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6" style:family="text">
      <style:text-properties officeooo:rsid="0012932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UME</text:p>
      <text:p text:style-name="P9"/>
      <text:p text:style-name="P9"/>
      <text:p text:style-name="P1">Amina Fasna K P</text:p>
      <text:p text:style-name="P11"/>
      <text:p text:style-name="P5">PERSONAL INFORMATION</text:p>
      <text:p text:style-name="P5"/>
      <text:p text:style-name="P14"><text:span text:style-name="T1">Contact <text:s/></text:span>: 9747516334</text:p>
      <text:p text:style-name="P2"><text:span text:style-name="T4">Email <text:s text:c="4"/>: </text:span><text:a xlink:type="simple" xlink:href="mailto:aminafasna1849@gmail.com" text:style-name="Internet_20_link" text:visited-style-name="Visited_20_Internet_20_Link"><text:span text:style-name="T4">aminafasna1849@gmail.com</text:span></text:a></text:p>
      <text:p text:style-name="P15">Address <text:s/>: Kodakkattu Parambil(H)</text:p>
      <text:p text:style-name="P12"><text:s text:c="17"/>Muthuthala(po)</text:p>
      <text:p text:style-name="P15"><text:s text:c="17"/>Pattambi</text:p>
      <text:p text:style-name="P12"><text:s text:c="17"/>679303</text:p>
      <text:p text:style-name="P12">DOB <text:s text:c="5"/>: 02/06/2006</text:p>
      <text:p text:style-name="P3"/>
      <text:p text:style-name="P4">EDUCATION</text:p>
      <text:p text:style-name="P4"/>
      <text:p text:style-name="P12">Persuing <text:span text:style-name="T2">Electronics and Biomedical engineering[B.tech]</text:span></text:p>
      <text:p text:style-name="P12"><text:span text:style-name="T3">(</text:span>2024-2028<text:span text:style-name="T3">)</text:span> in Adi Shankara Institute of Engineering and Technology,</text:p>
      <text:p text:style-name="P12">Kalady,Ernamkulam (APJ Abdul Kalam Technological University)</text:p>
      <text:p text:style-name="P12"/>
      <text:p text:style-name="P16">Completed Higher Secondary Education in <text:span text:style-name="T6">PHSS Pallipuram,</text:span></text:p>
      <text:p text:style-name="P16"><text:span text:style-name="T6">Pattambi(2022-2024)</text:span></text:p>
      <text:p text:style-name="P4"/>
      <text:p text:style-name="P5">ACHIEVEMENTS</text:p>
      <text:p text:style-name="P5"/>
      <text:p text:style-name="P17">As a first year student i dont have any major achievements yet,but i have</text:p>
      <text:p text:style-name="P17">started attending workshops in college.Recently i attendedworkshop in NIT Calicut and i have a membership in TELEMEDICINE SOCIETY</text:p>
      <text:p text:style-name="P19"/>
      <text:p text:style-name="P6">SKILLS</text:p>
      <text:p text:style-name="P6"/>
      <text:list xml:id="list2724464879" text:style-name="L5">
        <text:list-item>
          <text:p text:style-name="P7"><text:span text:style-name="T5">Adaptability</text:span></text:p>
        </text:list-item>
        <text:list-item>
          <text:p text:style-name="P7"><text:span text:style-name="T5">Team work</text:span></text:p>
        </text:list-item>
        <text:list-item>
          <text:p text:style-name="P7"><text:span text:style-name="T5">Time management</text:span></text:p>
        </text:list-item>
        <text:list-item>
          <text:p text:style-name="P7"><text:span text:style-name="T5">problem solving skills</text:span></text:p>
        </text:list-item>
      </text:list>
      <text:p text:style-name="P13"/>
      <text:p text:style-name="P6"/>
      <text:p text:style-name="P6"><text:soft-page-break/>INTERESTS</text:p>
      <text:p text:style-name="P6"/>
      <text:list xml:id="list1518227962" text:style-name="L2">
        <text:list-item>
          <text:p text:style-name="P20">Travelling</text:p>
        </text:list-item>
        <text:list-item>
          <text:p text:style-name="P20">Music</text:p>
        </text:list-item>
        <text:list-item>
          <text:p text:style-name="P20">Movies</text:p>
        </text:list-item>
      </text:list>
      <text:p text:style-name="P4"/>
      <text:p text:style-name="P4"/>
      <text:p text:style-name="P4"><text:span text:style-name="T3">LANGUAGE</text:span></text:p>
      <text:p text:style-name="P4"/>
      <text:list xml:id="list705829709" text:style-name="L3">
        <text:list-item>
          <text:p text:style-name="P18">English</text:p>
        </text:list-item>
        <text:list-item>
          <text:p text:style-name="P18">Malayalam</text:p>
        </text:list-item>
        <text:list-item>
          <text:p text:style-name="P18">Arabic</text:p>
        </text:list-item>
      </text:list>
      <text:p text:style-name="P8"/>
      <text:p text:style-name="P6">OBJECTIVE</text:p>
      <text:p text:style-name="P6"/>
      <text:p text:style-name="P19">Iam a B.tech student specialising in Electronics and Biomedical Engineering.Iam eager to apply in technical knowledge in real-world projects and contribute to advancements in medical technology</text:p>
      <text:p text:style-name="P19"/>
      <text:p text:style-name="P6">DECLARATION </text:p>
      <text:p text:style-name="P6"/>
      <text:p text:style-name="P19">I hereby declare that the details above furnished are the true and correct to the</text:p>
      <text:p text:style-name="P19">best of my knowledge and belief.</text:p>
      <text:p text:style-name="P19"><text:s text:c="77"/><text:span text:style-name="T2"><text:s text:c="3"/>AMINA FASNA K P</text:span></text:p>
      <text:p text:style-name="P17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33:33.428341624</meta:creation-date>
    <dc:date>2025-03-21T17:18:39.838313968</dc:date>
    <meta:editing-duration>PT10S</meta:editing-duration>
    <meta:editing-cycles>1</meta:editing-cycles>
    <meta:document-statistic meta:table-count="0" meta:image-count="0" meta:object-count="0" meta:page-count="2" meta:paragraph-count="38" meta:word-count="165" meta:character-count="1268" meta:non-whitespace-character-count="1008"/>
    <meta:generator>LibreOffice/7.3.7.2$Linux_X86_64 LibreOffice_project/30$Build-2</meta:generator>
  </office:meta>
</office:document-meta>
</file>